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James City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77">
            <text:p>177</text:p>
          </table:table-cell>
          <table:table-cell table:style-name="ce23" office:value-type="float" office:value="75">
            <text:p>7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9">
            <text:p>1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56">
            <text:p>156</text:p>
          </table:table-cell>
          <table:table-cell table:style-name="ce23" office:value-type="float" office:value="75">
            <text:p>7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25">
            <text:p>2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52">
            <text:p>152</text:p>
          </table:table-cell>
          <table:table-cell table:style-name="ce23" office:value-type="float" office:value="29">
            <text:p>2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658">
            <text:p>658</text:p>
          </table:table-cell>
          <table:table-cell table:style-name="ce23" office:value-type="float" office:value="265">
            <text:p>26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9">
            <text:p>1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31">
            <text:p>3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296">
            <text:p>296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37">
            <text:p>13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29">
            <text:p>2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6">
            <text:p>4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14">
            <text:p>114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635">
            <text:p>635</text:p>
          </table:table-cell>
          <table:table-cell table:style-name="ce23" office:value-type="float" office:value="144">
            <text:p>14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293">
            <text:p>1293</text:p>
          </table:table-cell>
          <table:table-cell table:style-name="ce23" office:value-type="float" office:value="409">
            <text:p>409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